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2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92D050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16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="thin solid #000000" fo:background-color="transparent"/>
    </style:style>
    <style:style style:name="ce26" style:family="table-cell" style:parent-style-name="Default" style:data-style-name="N0">
      <style:table-cell-properties fo:border="thin solid #000000" fo:background-color="#FF0000"/>
    </style:style>
    <style:style style:name="ce27" style:family="table-cell" style:parent-style-name="Default" style:data-style-name="N0">
      <style:table-cell-properties fo:border="thin solid #000000" fo:background-color="transparent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fo:border="thin solid #000000" fo:background-color="#C6E0B4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fo:border="thin solid #000000" fo:background-color="#B4C6E7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fo:border="thin solid #000000" fo:background-color="#F8CBAD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6E0B4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4C6E7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8CBAD" style:repeat-content="false"/>
      <style:paragraph-properties fo:text-align="start" fo:margin-left="0cm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7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A0A0A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000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095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4.04283333333333cm"/>
    </style:style>
    <style:style style:name="co13" style:family="table-column">
      <style:table-column-properties fo:break-before="auto" style:column-width="3.89466666666667cm"/>
    </style:style>
    <style:style style:name="co14" style:family="table-column">
      <style:table-column-properties fo:break-before="auto" style:column-width="3.1115cm"/>
    </style:style>
    <style:style style:name="co15" style:family="table-column">
      <style:table-column-properties fo:break-before="auto" style:column-width="3.196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4.80483333333333cm"/>
    </style:style>
    <style:style style:name="co18" style:family="table-column">
      <style:table-column-properties fo:break-before="auto" style:column-width="5.0165cm"/>
    </style:style>
    <style:style style:name="co19" style:family="table-column">
      <style:table-column-properties fo:break-before="auto" style:column-width="5.43983333333333cm"/>
    </style:style>
    <style:style style:name="co20" style:family="table-column">
      <style:table-column-properties fo:break-before="auto" style:column-width="4.55083333333333cm"/>
    </style:style>
    <style:style style:name="co21" style:family="table-column">
      <style:table-column-properties fo:break-before="auto" style:column-width="3.683cm"/>
    </style:style>
    <style:style style:name="co22" style:family="table-column">
      <style:table-column-properties fo:break-before="auto" style:column-width="3.95816666666667cm"/>
    </style:style>
    <style:style style:name="co23" style:family="table-column">
      <style:table-column-properties fo:break-before="auto" style:column-width="2.51883333333333cm"/>
    </style:style>
    <style:style style:name="co24" style:family="table-column">
      <style:table-column-properties fo:break-before="auto" style:column-width="2.794cm"/>
    </style:style>
    <style:style style:name="co25" style:family="table-column">
      <style:table-column-properties fo:break-before="auto" style:column-width="3.25966666666667cm"/>
    </style:style>
    <style:style style:name="co26" style:family="table-column">
      <style:table-column-properties fo:break-before="auto" style:column-width="3.85233333333333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5.2705cm"/>
    </style:style>
    <style:style style:name="co29" style:family="table-column">
      <style:table-column-properties fo:break-before="auto" style:column-width="4.86833333333333cm"/>
    </style:style>
    <style:style style:name="co30" style:family="table-column">
      <style:table-column-properties fo:break-before="auto" style:column-width="3.6195cm"/>
    </style:style>
    <style:style style:name="co31" style:family="table-column">
      <style:table-column-properties fo:break-before="auto" style:column-width="3.21733333333333cm"/>
    </style:style>
    <style:style style:name="co32" style:family="table-column">
      <style:table-column-properties fo:break-before="auto" style:column-width="3.53483333333333cm"/>
    </style:style>
    <style:style style:name="co33" style:family="table-column">
      <style:table-column-properties fo:break-before="auto" style:column-width="2.64583333333333cm"/>
    </style:style>
    <style:style style:name="co34" style:family="table-column">
      <style:table-column-properties fo:break-before="auto" style:column-width="3.09033333333333cm"/>
    </style:style>
    <style:style style:name="co35" style:family="table-column">
      <style:table-column-properties fo:break-before="auto" style:column-width="2.94216666666667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5.92666666666667cm"/>
    </style:style>
    <style:style style:name="co38" style:family="table-column">
      <style:table-column-properties fo:break-before="auto" style:column-width="4.48733333333333cm"/>
    </style:style>
    <style:style style:name="co39" style:family="table-column">
      <style:table-column-properties fo:break-before="auto" style:column-width="2.8575cm"/>
    </style:style>
    <style:style style:name="co40" style:family="table-column">
      <style:table-column-properties fo:break-before="auto" style:column-width="6.05366666666667cm"/>
    </style:style>
    <style:style style:name="co41" style:family="table-column">
      <style:table-column-properties fo:break-before="auto" style:column-width="3.81cm"/>
    </style:style>
    <style:style style:name="co42" style:family="table-column">
      <style:table-column-properties fo:break-before="auto" style:column-width="3.28083333333333cm"/>
    </style:style>
    <style:style style:name="co43" style:family="table-column">
      <style:table-column-properties fo:break-before="auto" style:column-width="2.68816666666667cm"/>
    </style:style>
    <style:style style:name="co44" style:family="table-column">
      <style:table-column-properties fo:break-before="auto" style:column-width="2.83633333333333cm"/>
    </style:style>
    <style:style style:name="co45" style:family="table-column">
      <style:table-column-properties fo:break-before="auto" style:column-width="2.26483333333333cm"/>
    </style:style>
    <style:style style:name="co46" style:family="table-column">
      <style:table-column-properties fo:break-before="auto" style:column-width="2.24366666666667cm"/>
    </style:style>
    <style:style style:name="co47" style:family="table-column">
      <style:table-column-properties fo:break-before="auto" style:column-width="2.561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52.8pt" style:use-optimal-row-height="true" fo:break-before="auto"/>
    </style:style>
    <style:style style:name="ro8" style:family="table-row">
      <style:table-row-properties style:row-height="290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R20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R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I_adm</text:p>
          </table:table-cell>
          <table:table-cell office:value-type="string" table:style-name="ce2">
            <text:p>I_sc_1s</text:p>
          </table:table-cell>
          <table:table-cell office:value-type="string" table:style-name="ce2">
            <text:p>cond_material</text:p>
          </table:table-cell>
          <table:table-cell office:value-type="string" table:style-name="ce2">
            <text:p>insul_material</text:p>
          </table:table-cell>
          <table:table-cell office:value-type="string" table:style-name="ce2">
            <text:p>Diameter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<text:s/>R1 (Ом/км) при 20°C</text:p>
          </table:table-cell>
          <table:table-cell office:value-type="string" table:style-name="ce4">
            <text:p>X1<text:span text:style-name="T1"> (Ом/км)</text:span></text:p>
          </table:table-cell>
          <table:table-cell office:value-type="string" table:style-name="ce4">
            <text:p>R0<text:span text:style-name="T1"> (Ом/км)</text:span></text:p>
          </table:table-cell>
          <table:table-cell office:value-type="string" table:style-name="ce4">
            <text:p>X0<text:span text:style-name="T1"> (Ом/км)</text:span></text:p>
          </table:table-cell>
          <table:table-cell office:value-type="string" table:style-name="ce4">
            <text:p>C1<text:span text:style-name="T1"> (нФ/км)</text:span></text:p>
          </table:table-cell>
          <table:table-cell office:value-type="string" table:style-name="ce4">
            <text:p>Допустимий тривалий струм (А)</text:p>
          </table:table-cell>
          <table:table-cell office:value-type="string" table:style-name="ce4">
            <text:p>Допустимий струм КЗ за 1 сек  (кА)</text:p>
          </table:table-cell>
          <table:table-cell office:value-type="string" table:style-name="ce4">
            <text:p>Матеріал жили Cu/Al</text:p>
          </table:table-cell>
          <table:table-cell office:value-type="string" table:style-name="ce4">
            <text:p>Матеріал ізоляції PVC/XLPE/PI</text:p>
          </table:table-cell>
          <table:table-cell office:value-type="string" table:style-name="ce4">
            <text:p>Зовнішній діаметр (мм)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VVGng_2х1.5</text:p>
          </table:table-cell>
          <table:table-cell office:value-type="string" table:style-name="ce7">
            <text:p>ВВГнг 2х1.5</text:p>
          </table:table-cell>
          <table:table-cell office:value-type="float" office:value="12.1" table:style-name="ce6">
            <text:p>12,1</text:p>
          </table:table-cell>
          <table:table-cell office:value-type="float" office:value="0.10299999999999999" table:style-name="ce6">
            <text:p>0,103</text:p>
          </table:table-cell>
          <table:table-cell office:value-type="float" office:value="48.4" table:style-name="ce6">
            <text:p>48,4</text:p>
          </table:table-cell>
          <table:table-cell office:value-type="float" office:value="0.41199999999999998" table:style-name="ce6">
            <text:p>0,41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7" table:style-name="ce6">
            <text:p>0,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9.1999999999999993" table:style-name="ce11">
            <text:p>9,2</text:p>
          </table:table-cell>
          <table:table-cell office:value-type="string" table:number-columns-spanned="1" table:number-rows-spanned="15" table:style-name="ce22">
            <text:p>ВВГнг<text:s/></text:p>
          </table:table-cell>
          <table:table-cell office:value-type="string" table:number-columns-spanned="1" table:number-rows-spanned="29" table:style-name="ce23">
            <text:p>1 кВ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VGng_2х2.5</text:p>
          </table:table-cell>
          <table:table-cell office:value-type="string" table:style-name="ce7">
            <text:p>ВВГнг 2х2.5</text:p>
          </table:table-cell>
          <table:table-cell office:value-type="float" office:value="7.41" table:style-name="ce6">
            <text:p>7,4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29.6" table:style-name="ce6">
            <text:p>29,6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7" table:style-name="ce9">
            <text:p>27</text:p>
          </table:table-cell>
          <table:table-cell office:value-type="float" office:value="0.28000000000000003" table:style-name="ce6">
            <text:p>0,2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х4</text:p>
          </table:table-cell>
          <table:table-cell office:value-type="string" table:style-name="ce7">
            <text:p>ВВГнг 2х4</text:p>
          </table:table-cell>
          <table:table-cell office:value-type="float" office:value="4.6100000000000003" table:style-name="ce6">
            <text:p>4,6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18.399999999999999" table:style-name="ce6">
            <text:p>18,4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36" table:style-name="ce9">
            <text:p>36</text:p>
          </table:table-cell>
          <table:table-cell office:value-type="float" office:value="0.45" table:style-name="ce6">
            <text:p>0,4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6</text:p>
          </table:table-cell>
          <table:table-cell office:value-type="string" table:style-name="ce7">
            <text:p>ВВГнг 2х6</text:p>
          </table:table-cell>
          <table:table-cell office:value-type="float" office:value="3.08" table:style-name="ce6">
            <text:p>3,08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2.3" table:style-name="ce6">
            <text:p>12,3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46" table:style-name="ce9">
            <text:p>46</text:p>
          </table:table-cell>
          <table:table-cell office:value-type="float" office:value="0.68" table:style-name="ce6">
            <text:p>0,6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0</text:p>
          </table:table-cell>
          <table:table-cell office:value-type="string" table:style-name="ce7">
            <text:p>ВВГнг 2х10</text:p>
          </table:table-cell>
          <table:table-cell office:value-type="float" office:value="1.83" table:style-name="ce6">
            <text:p>1,83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7.32" table:style-name="ce6">
            <text:p>7,32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63" table:style-name="ce9">
            <text:p>63</text:p>
          </table:table-cell>
          <table:table-cell office:value-type="float" office:value="1.1299999999999999" table:style-name="ce6">
            <text:p>1,1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6</text:p>
          </table:table-cell>
          <table:table-cell office:value-type="string" table:style-name="ce7">
            <text:p>ВВГнг 2х16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4.5999999999999996" table:style-name="ce6">
            <text:p>4,6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84" table:style-name="ce9">
            <text:p>84</text:p>
          </table:table-cell>
          <table:table-cell office:value-type="float" office:value="1.81" table:style-name="ce6">
            <text:p>1,8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5</text:p>
          </table:table-cell>
          <table:table-cell office:value-type="string" table:style-name="ce7">
            <text:p>ВВГнг 2х25</text:p>
          </table:table-cell>
          <table:table-cell office:value-type="float" office:value="0.72699999999999998" table:style-name="ce6">
            <text:p>0,727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2.91" table:style-name="ce6">
            <text:p>2,91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112" table:style-name="ce9">
            <text:p>112</text:p>
          </table:table-cell>
          <table:table-cell office:value-type="float" office:value="2.83" table:style-name="ce6">
            <text:p>2,8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35</text:p>
          </table:table-cell>
          <table:table-cell office:value-type="string" table:style-name="ce7">
            <text:p>ВВГнг 2х35</text:p>
          </table:table-cell>
          <table:table-cell office:value-type="float" office:value="0.52400000000000002" table:style-name="ce6">
            <text:p>0,524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2.1" table:style-name="ce6">
            <text:p>2,1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37" table:style-name="ce9">
            <text:p>137</text:p>
          </table:table-cell>
          <table:table-cell office:value-type="float" office:value="3.96" table:style-name="ce6">
            <text:p>3,9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50</text:p>
          </table:table-cell>
          <table:table-cell office:value-type="string" table:style-name="ce7">
            <text:p>ВВГнг 2х50</text:p>
          </table:table-cell>
          <table:table-cell office:value-type="float" office:value="0.38700000000000001" table:style-name="ce6">
            <text:p>0,387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1.55" table:style-name="ce6">
            <text:p>1,55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67" table:style-name="ce9">
            <text:p>167</text:p>
          </table:table-cell>
          <table:table-cell office:value-type="float" office:value="5.65" table:style-name="ce6">
            <text:p>5,6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70</text:p>
          </table:table-cell>
          <table:table-cell office:value-type="string" table:style-name="ce7">
            <text:p>ВВГнг 2х70</text:p>
          </table:table-cell>
          <table:table-cell office:value-type="float" office:value="0.26800000000000002" table:style-name="ce6">
            <text:p>0,268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07" table:style-name="ce6">
            <text:p>1,0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211" table:style-name="ce9">
            <text:p>211</text:p>
          </table:table-cell>
          <table:table-cell office:value-type="float" office:value="7.91" table:style-name="ce6">
            <text:p>7,9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95</text:p>
          </table:table-cell>
          <table:table-cell office:value-type="string" table:style-name="ce7">
            <text:p>ВВГнг 2х95</text:p>
          </table:table-cell>
          <table:table-cell office:value-type="float" office:value="0.193" table:style-name="ce6">
            <text:p>0,193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0.77" table:style-name="ce6">
            <text:p>0,77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0.7" table:style-name="ce6">
            <text:p>10,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20</text:p>
          </table:table-cell>
          <table:table-cell office:value-type="string" table:style-name="ce7">
            <text:p>ВВГнг 2х120</text:p>
          </table:table-cell>
          <table:table-cell office:value-type="float" office:value="0.153" table:style-name="ce6">
            <text:p>0,1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61" table:style-name="ce6">
            <text:p>0,6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6" table:style-name="ce6">
            <text:p>13,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50</text:p>
          </table:table-cell>
          <table:table-cell office:value-type="string" table:style-name="ce7">
            <text:p>ВВГнг 2х150</text:p>
          </table:table-cell>
          <table:table-cell office:value-type="float" office:value="0.124" table:style-name="ce6">
            <text:p>0,124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5" table:style-name="ce6">
            <text:p>0,5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46" table:style-name="ce9">
            <text:p>346</text:p>
          </table:table-cell>
          <table:table-cell office:value-type="float" office:value="17" table:style-name="ce6">
            <text:p>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85</text:p>
          </table:table-cell>
          <table:table-cell office:value-type="string" table:style-name="ce7">
            <text:p>ВВГнг 2х185</text:p>
          </table:table-cell>
          <table:table-cell office:value-type="float" office:value="9.9000000000000005E-2" table:style-name="ce6">
            <text:p>0,099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4" table:style-name="ce6">
            <text:p>0,4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97" table:style-name="ce9">
            <text:p>397</text:p>
          </table:table-cell>
          <table:table-cell office:value-type="float" office:value="20.9" table:style-name="ce6">
            <text:p>20,9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40</text:p>
          </table:table-cell>
          <table:table-cell office:value-type="string" table:style-name="ce7">
            <text:p>ВВГнг 2х240</text:p>
          </table:table-cell>
          <table:table-cell office:value-type="float" office:value="7.4999999999999997E-2" table:style-name="ce6">
            <text:p>0,075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3" table:style-name="ce6">
            <text:p>0,3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472" table:style-name="ce9">
            <text:p>472</text:p>
          </table:table-cell>
          <table:table-cell office:value-type="float" office:value="27.1" table:style-name="ce6">
            <text:p>27,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51.2" table:style-name="ce11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.5</text:p>
          </table:table-cell>
          <table:table-cell office:value-type="string" table:style-name="ce7">
            <text:p>АВВГнг 2х2.5</text:p>
          </table:table-cell>
          <table:table-cell office:value-type="float" office:value="12.1" table:style-name="ce6">
            <text:p>12,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48.4" table:style-name="ce6">
            <text:p>48,4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8" table:style-name="ce6">
            <text:p>0,18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table-cell office:value-type="string" table:number-columns-spanned="1" table:number-rows-spanned="14" table:style-name="ce22">
            <text:p>АВВГнг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4</text:p>
          </table:table-cell>
          <table:table-cell office:value-type="string" table:style-name="ce7">
            <text:p>АВВГнг 2х4</text:p>
          </table:table-cell>
          <table:table-cell office:value-type="float" office:value="7.41" table:style-name="ce6">
            <text:p>7,4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29.6" table:style-name="ce6">
            <text:p>29,6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29" table:style-name="ce9">
            <text:p>29</text:p>
          </table:table-cell>
          <table:table-cell office:value-type="float" office:value="0.28999999999999998" table:style-name="ce6">
            <text:p>0,29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6</text:p>
          </table:table-cell>
          <table:table-cell office:value-type="string" table:style-name="ce7">
            <text:p>АВВГнг 2х6</text:p>
          </table:table-cell>
          <table:table-cell office:value-type="float" office:value="4.91" table:style-name="ce6">
            <text:p>4,91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9.600000000000001" table:style-name="ce6">
            <text:p>19,6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37" table:style-name="ce9">
            <text:p>37</text:p>
          </table:table-cell>
          <table:table-cell office:value-type="float" office:value="0.44" table:style-name="ce6">
            <text:p>0,4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0</text:p>
          </table:table-cell>
          <table:table-cell office:value-type="string" table:style-name="ce7">
            <text:p>АВВГнг 2х10</text:p>
          </table:table-cell>
          <table:table-cell office:value-type="float" office:value="3.08" table:style-name="ce6">
            <text:p>3,08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12.3" table:style-name="ce6">
            <text:p>12,3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50" table:style-name="ce9">
            <text:p>50</text:p>
          </table:table-cell>
          <table:table-cell office:value-type="float" office:value="0.73" table:style-name="ce6">
            <text:p>0,7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6</text:p>
          </table:table-cell>
          <table:table-cell office:value-type="string" table:style-name="ce7">
            <text:p>АВВГнг 2х16</text:p>
          </table:table-cell>
          <table:table-cell office:value-type="float" office:value="1.91" table:style-name="ce6">
            <text:p>1,91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7.64" table:style-name="ce6">
            <text:p>7,64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67" table:style-name="ce9">
            <text:p>67</text:p>
          </table:table-cell>
          <table:table-cell office:value-type="float" office:value="1.17" table:style-name="ce6">
            <text:p>1,17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5</text:p>
          </table:table-cell>
          <table:table-cell office:value-type="string" table:style-name="ce7">
            <text:p>АВВГнг 2х25</text:p>
          </table:table-cell>
          <table:table-cell office:value-type="float" office:value="1.2" table:style-name="ce6">
            <text:p>1,2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4.8" table:style-name="ce6">
            <text:p>4,8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87" table:style-name="ce9">
            <text:p>87</text:p>
          </table:table-cell>
          <table:table-cell office:value-type="float" office:value="1.83" table:style-name="ce6">
            <text:p>1,8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35</text:p>
          </table:table-cell>
          <table:table-cell office:value-type="string" table:style-name="ce7">
            <text:p>АВВГнг 2х35</text:p>
          </table:table-cell>
          <table:table-cell office:value-type="float" office:value="0.86799999999999999" table:style-name="ce6">
            <text:p>0,868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3.47" table:style-name="ce6">
            <text:p>3,47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06" table:style-name="ce9">
            <text:p>106</text:p>
          </table:table-cell>
          <table:table-cell office:value-type="float" office:value="2.56" table:style-name="ce6">
            <text:p>2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50</text:p>
          </table:table-cell>
          <table:table-cell office:value-type="string" table:style-name="ce7">
            <text:p>АВВГнг 2х50</text:p>
          </table:table-cell>
          <table:table-cell office:value-type="float" office:value="0.64100000000000001" table:style-name="ce6">
            <text:p>0,641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2.56" table:style-name="ce6">
            <text:p>2,56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26" table:style-name="ce9">
            <text:p>126</text:p>
          </table:table-cell>
          <table:table-cell office:value-type="float" office:value="3.65" table:style-name="ce6">
            <text:p>3,6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70</text:p>
          </table:table-cell>
          <table:table-cell office:value-type="string" table:style-name="ce7">
            <text:p>АВВГнг 2х70</text:p>
          </table:table-cell>
          <table:table-cell office:value-type="float" office:value="0.443" table:style-name="ce6">
            <text:p>0,443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77" table:style-name="ce6">
            <text:p>1,7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161" table:style-name="ce9">
            <text:p>161</text:p>
          </table:table-cell>
          <table:table-cell office:value-type="float" office:value="5.1100000000000003" table:style-name="ce6">
            <text:p>5,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95</text:p>
          </table:table-cell>
          <table:table-cell office:value-type="string" table:style-name="ce7">
            <text:p>АВВГнг 2х95</text:p>
          </table:table-cell>
          <table:table-cell office:value-type="float" office:value="0.32" table:style-name="ce6">
            <text:p>0,32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1.28" table:style-name="ce6">
            <text:p>1,28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197" table:style-name="ce9">
            <text:p>197</text:p>
          </table:table-cell>
          <table:table-cell office:value-type="float" office:value="6.94" table:style-name="ce6">
            <text:p>6,9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20</text:p>
          </table:table-cell>
          <table:table-cell office:value-type="string" table:style-name="ce7">
            <text:p>АВВГнг 2х120</text:p>
          </table:table-cell>
          <table:table-cell office:value-type="float" office:value="0.253" table:style-name="ce6">
            <text:p>0,2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1.01" table:style-name="ce6">
            <text:p>1,0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29" table:style-name="ce9">
            <text:p>229</text:p>
          </table:table-cell>
          <table:table-cell office:value-type="float" office:value="8.76" table:style-name="ce6">
            <text:p>8,7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50</text:p>
          </table:table-cell>
          <table:table-cell office:value-type="string" table:style-name="ce7">
            <text:p>АВВГнг 2х150</text:p>
          </table:table-cell>
          <table:table-cell office:value-type="float" office:value="0.20599999999999999" table:style-name="ce6">
            <text:p>0,206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82" table:style-name="ce6">
            <text:p>0,82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1" table:style-name="ce6">
            <text:p>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85</text:p>
          </table:table-cell>
          <table:table-cell office:value-type="string" table:style-name="ce7">
            <text:p>АВВГнг 2х185</text:p>
          </table:table-cell>
          <table:table-cell office:value-type="float" office:value="0.16400000000000001" table:style-name="ce6">
            <text:p>0,164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66" table:style-name="ce6">
            <text:p>0,66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5" table:style-name="ce6">
            <text:p>13,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40</text:p>
          </table:table-cell>
          <table:table-cell office:value-type="string" table:style-name="ce12">
            <text:p>АВВГнг 2х240</text:p>
          </table:table-cell>
          <table:table-cell office:value-type="float" office:value="0.125" table:style-name="ce13">
            <text:p>0,125</text:p>
          </table:table-cell>
          <table:table-cell office:value-type="float" office:value="7.0999999999999994E-2" table:style-name="ce13">
            <text:p>0,071</text:p>
          </table:table-cell>
          <table:table-cell office:value-type="float" office:value="0.5" table:style-name="ce13">
            <text:p>0,5</text:p>
          </table:table-cell>
          <table:table-cell office:value-type="float" office:value="0.28399999999999997" table:style-name="ce13">
            <text:p>0,284</text:p>
          </table:table-cell>
          <table:table-cell table:style-name="ce14"/>
          <table:table-cell office:value-type="float" office:value="359" table:style-name="ce15">
            <text:p>359</text:p>
          </table:table-cell>
          <table:table-cell office:value-type="float" office:value="17.5" table:style-name="ce13">
            <text:p>17,5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VC</text:p>
          </table:table-cell>
          <table:table-cell office:value-type="float" office:value="51.2" table:style-name="ce17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35_6</text:p>
          </table:table-cell>
          <table:table-cell office:value-type="string" table:style-name="ce6">
            <text:p>ААБл 3x35-6</text:p>
          </table:table-cell>
          <table:table-cell office:value-type="float" office:value="0.89" table:style-name="ce19">
            <text:p>0,89</text:p>
          </table:table-cell>
          <table:table-cell office:value-type="float" office:value="8.6999999999999994E-2" table:style-name="ce19">
            <text:p>0,087</text:p>
          </table:table-cell>
          <table:table-cell table:number-columns-repeated="2" table:style-name="ce8"/>
          <table:table-cell office:value-type="float" office:value="310" table:style-name="ce8">
            <text:p>310</text:p>
          </table:table-cell>
          <table:table-cell office:value-type="float" office:value="115" table:style-name="ce8">
            <text:p>115</text:p>
          </table:table-cell>
          <table:table-cell office:value-type="float" office:value="2.41" table:style-name="ce8">
            <text:p>2,41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table-cell office:value-type="string" table:number-columns-spanned="1" table:number-rows-spanned="8" table:style-name="ce23">
            <text:p>ААБл</text:p>
          </table:table-cell>
          <table:table-cell office:value-type="string" table:number-columns-spanned="1" table:number-rows-spanned="8" table:style-name="ce23">
            <text:p>6 кВ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AABL_3х50_6</text:p>
          </table:table-cell>
          <table:table-cell office:value-type="string" table:style-name="ce6">
            <text:p>ААБл 3x50-6</text:p>
          </table:table-cell>
          <table:table-cell office:value-type="float" office:value="0.62" table:style-name="ce19">
            <text:p>0,62</text:p>
          </table:table-cell>
          <table:table-cell office:value-type="float" office:value="8.3000000000000004E-2" table:style-name="ce19">
            <text:p>0,083</text:p>
          </table:table-cell>
          <table:table-cell table:number-columns-repeated="2" table:style-name="ce8"/>
          <table:table-cell office:value-type="float" office:value="350" table:style-name="ce8">
            <text:p>350</text:p>
          </table:table-cell>
          <table:table-cell office:value-type="float" office:value="140" table:style-name="ce8">
            <text:p>140</text:p>
          </table:table-cell>
          <table:table-cell office:value-type="float" office:value="3.45" table:style-name="ce8">
            <text:p>3,4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70_6</text:p>
          </table:table-cell>
          <table:table-cell office:value-type="string" table:style-name="ce6">
            <text:p>ААБл 3x70-6</text:p>
          </table:table-cell>
          <table:table-cell office:value-type="float" office:value="0.443" table:style-name="ce19">
            <text:p>0,443</text:p>
          </table:table-cell>
          <table:table-cell office:value-type="float" office:value="0.08" table:style-name="ce19">
            <text:p>0,08</text:p>
          </table:table-cell>
          <table:table-cell table:number-columns-repeated="2" table:style-name="ce8"/>
          <table:table-cell office:value-type="float" office:value="410" table:style-name="ce8">
            <text:p>410</text:p>
          </table:table-cell>
          <table:table-cell office:value-type="float" office:value="175" table:style-name="ce8">
            <text:p>175</text:p>
          </table:table-cell>
          <table:table-cell office:value-type="float" office:value="4.83" table:style-name="ce8">
            <text:p>4,83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95_6</text:p>
          </table:table-cell>
          <table:table-cell office:value-type="string" table:style-name="ce6">
            <text:p>ААБл 3x95-6</text:p>
          </table:table-cell>
          <table:table-cell office:value-type="float" office:value="0.32600000000000001" table:style-name="ce19">
            <text:p>0,326</text:p>
          </table:table-cell>
          <table:table-cell office:value-type="float" office:value="7.8E-2" table:style-name="ce19">
            <text:p>0,078</text:p>
          </table:table-cell>
          <table:table-cell table:number-columns-repeated="2" table:style-name="ce8"/>
          <table:table-cell office:value-type="float" office:value="460" table:style-name="ce8">
            <text:p>460</text:p>
          </table:table-cell>
          <table:table-cell office:value-type="float" office:value="215" table:style-name="ce8">
            <text:p>215</text:p>
          </table:table-cell>
          <table:table-cell office:value-type="float" office:value="6.55" table:style-name="ce8">
            <text:p>6,5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20_6</text:p>
          </table:table-cell>
          <table:table-cell office:value-type="string" table:style-name="ce6">
            <text:p>ААБл 3x120-6</text:p>
          </table:table-cell>
          <table:table-cell office:value-type="float" office:value="0.25800000000000001" table:style-name="ce19">
            <text:p>0,258</text:p>
          </table:table-cell>
          <table:table-cell office:value-type="float" office:value="7.5999999999999998E-2" table:style-name="ce19">
            <text:p>0,076</text:p>
          </table:table-cell>
          <table:table-cell table:number-columns-repeated="2" table:style-name="ce8"/>
          <table:table-cell office:value-type="float" office:value="520" table:style-name="ce8">
            <text:p>520</text:p>
          </table:table-cell>
          <table:table-cell office:value-type="float" office:value="250" table:style-name="ce8">
            <text:p>250</text:p>
          </table:table-cell>
          <table:table-cell office:value-type="float" office:value="8.2799999999999994" table:style-name="ce8">
            <text:p>8,28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50_6</text:p>
          </table:table-cell>
          <table:table-cell office:value-type="string" table:style-name="ce6">
            <text:p>ААБл 3x150-6</text:p>
          </table:table-cell>
          <table:table-cell office:value-type="float" office:value="0.20599999999999999" table:style-name="ce19">
            <text:p>0,206</text:p>
          </table:table-cell>
          <table:table-cell office:value-type="float" office:value="7.3999999999999996E-2" table:style-name="ce19">
            <text:p>0,074</text:p>
          </table:table-cell>
          <table:table-cell table:number-columns-repeated="2" table:style-name="ce8"/>
          <table:table-cell office:value-type="float" office:value="570" table:style-name="ce8">
            <text:p>570</text:p>
          </table:table-cell>
          <table:table-cell office:value-type="float" office:value="285" table:style-name="ce8">
            <text:p>285</text:p>
          </table:table-cell>
          <table:table-cell office:value-type="float" office:value="10.35" table:style-name="ce8">
            <text:p>10,3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20">
            <text:p>AABL_3х185_6</text:p>
          </table:table-cell>
          <table:table-cell office:value-type="string" table:style-name="ce13">
            <text:p>ААБл 3x185-6</text:p>
          </table:table-cell>
          <table:table-cell office:value-type="float" office:value="0.16700000000000001" table:style-name="ce21">
            <text:p>0,167</text:p>
          </table:table-cell>
          <table:table-cell office:value-type="float" office:value="7.2999999999999995E-2" table:style-name="ce21">
            <text:p>0,073</text:p>
          </table:table-cell>
          <table:table-cell table:number-columns-repeated="2" table:style-name="ce14"/>
          <table:table-cell office:value-type="float" office:value="640" table:style-name="ce14">
            <text:p>640</text:p>
          </table:table-cell>
          <table:table-cell office:value-type="float" office:value="330" table:style-name="ce14">
            <text:p>330</text:p>
          </table:table-cell>
          <table:table-cell office:value-type="float" office:value="12.76" table:style-name="ce14">
            <text:p>12,76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I</text:p>
          </table:table-cell>
          <table:table-cell table:style-name="ce14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ABL_3х240_6</text:p>
          </table:table-cell>
          <table:table-cell office:value-type="string" table:style-name="ce6">
            <text:p>ААБл 3x240-6</text:p>
          </table:table-cell>
          <table:table-cell office:value-type="float" office:value="0.129" table:style-name="ce19">
            <text:p>0,129</text:p>
          </table:table-cell>
          <table:table-cell office:value-type="float" office:value="7.0999999999999994E-2" table:style-name="ce19">
            <text:p>0,071</text:p>
          </table:table-cell>
          <table:table-cell table:number-columns-repeated="2" table:style-name="ce8"/>
          <table:table-cell office:value-type="float" office:value="730" table:style-name="ce8">
            <text:p>730</text:p>
          </table:table-cell>
          <table:table-cell office:value-type="float" office:value="395" table:style-name="ce8">
            <text:p>395</text:p>
          </table:table-cell>
          <table:table-cell office:value-type="float" office:value="16.559999999999999" table:style-name="ce8">
            <text:p>16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number-rows-repeated="1048537" table:style-name="ro4">
          <table:table-cell table:number-columns-repeated="16384"/>
        </table:table-row>
      </table:table>
      <table:table table:name="Batterie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6380" table:default-cell-style-name="ce1"/>
        <table:table-row table:style-name="ro5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10">
            <text:p>Capacity</text:p>
          </table:table-cell>
          <table:table-cell office:value-type="string" table:style-name="ce10">
            <text:p>U_nom</text:p>
          </table:table-cell>
          <table:table-cell office:value-type="string" table:style-name="ce10">
            <text:p>Ri_cell</text:p>
          </table:table-cell>
          <table:table-cell office:value-type="string" table:style-name="ce10">
            <text:p>I_sc_cell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10">
            <text:p>Емкость А*ч</text:p>
          </table:table-cell>
          <table:table-cell office:value-type="string" table:style-name="ce10">
            <text:p>Номинальное напряжение В</text:p>
          </table:table-cell>
          <table:table-cell office:value-type="string" table:style-name="ce10">
            <text:p>mOhm</text:p>
          </table:table-cell>
          <table:table-cell office:value-type="string" table:style-name="ce10">
            <text:p>Ток КЗ, А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8_OGi_200</text:p>
          </table:table-cell>
          <table:table-cell office:value-type="string" table:style-name="ce25">
            <text:p>BAE 8 OGi 200</text:p>
          </table:table-cell>
          <table:table-cell office:value-type="float" office:value="234" table:style-name="ce25">
            <text:p>234,00</text:p>
          </table:table-cell>
          <table:table-cell office:value-type="float" office:value="1.95" table:style-name="ce25">
            <text:p>1,95</text:p>
          </table:table-cell>
          <table:table-cell office:value-type="float" office:value="0.49" table:style-name="ce25">
            <text:p>0,49</text:p>
          </table:table-cell>
          <table:table-cell office:value-type="float" office:value="4240" table:style-name="ce25">
            <text:p>424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0_OGi_250</text:p>
          </table:table-cell>
          <table:table-cell office:value-type="string" table:style-name="ce25">
            <text:p>BAE 10 OGi 250</text:p>
          </table:table-cell>
          <table:table-cell office:value-type="float" office:value="290" table:style-name="ce25">
            <text:p>290,00</text:p>
          </table:table-cell>
          <table:table-cell office:value-type="float" office:value="2.0699999999999998" table:style-name="ce25">
            <text:p>2,07</text:p>
          </table:table-cell>
          <table:table-cell office:value-type="float" office:value="0.39" table:style-name="ce25">
            <text:p>0,39</text:p>
          </table:table-cell>
          <table:table-cell office:value-type="float" office:value="5310" table:style-name="ce25">
            <text:p>531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2_OGi_300</text:p>
          </table:table-cell>
          <table:table-cell office:value-type="string" table:style-name="ce25">
            <text:p>BAE 12 OGi 300</text:p>
          </table:table-cell>
          <table:table-cell office:value-type="float" office:value="345" table:style-name="ce25">
            <text:p>345,00</text:p>
          </table:table-cell>
          <table:table-cell office:value-type="float" office:value="2.0099999999999998" table:style-name="ce25">
            <text:p>2,01</text:p>
          </table:table-cell>
          <table:table-cell office:value-type="float" office:value="0.33" table:style-name="ce25">
            <text:p>0,33</text:p>
          </table:table-cell>
          <table:table-cell office:value-type="float" office:value="6360" table:style-name="ce25">
            <text:p>636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4_OGi_350</text:p>
          </table:table-cell>
          <table:table-cell office:value-type="string" table:style-name="ce25">
            <text:p>BAE 14 OGi 350</text:p>
          </table:table-cell>
          <table:table-cell office:value-type="float" office:value="398" table:style-name="ce25">
            <text:p>398,00</text:p>
          </table:table-cell>
          <table:table-cell office:value-type="float" office:value="2.08" table:style-name="ce25">
            <text:p>2,08</text:p>
          </table:table-cell>
          <table:table-cell office:value-type="float" office:value="0.28000000000000003" table:style-name="ce25">
            <text:p>0,28</text:p>
          </table:table-cell>
          <table:table-cell office:value-type="float" office:value="7430" table:style-name="ce25">
            <text:p>743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5_OGi_400</text:p>
          </table:table-cell>
          <table:table-cell office:value-type="string" table:style-name="ce25">
            <text:p>BAE 5 OGi 400</text:p>
          </table:table-cell>
          <table:table-cell office:value-type="float" office:value="422" table:style-name="ce25">
            <text:p>422,00</text:p>
          </table:table-cell>
          <table:table-cell office:value-type="float" office:value="2.1280000000000001" table:style-name="ce25">
            <text:p>2,13</text:p>
          </table:table-cell>
          <table:table-cell office:value-type="float" office:value="0.23" table:style-name="ce25">
            <text:p>0,23</text:p>
          </table:table-cell>
          <table:table-cell office:value-type="float" office:value="9250" table:style-name="ce25">
            <text:p>9250,00</text:p>
          </table:table-cell>
          <table:table-cell table:number-columns-repeated="7" table:style-name="ce24"/>
          <table:table-cell table:number-columns-repeated="16371"/>
        </table:table-row>
        <table:table-row table:number-rows-repeated="9" table:style-name="ro3">
          <table:table-cell table:style-name="ce1"/>
          <table:table-cell table:number-columns-repeated="12" table:style-name="ce24"/>
          <table:table-cell table:number-columns-repeated="16371"/>
        </table:table-row>
        <table:table-row table:number-rows-repeated="7" table:style-name="ro3">
          <table:table-cell/>
          <table:table-cell table:number-columns-repeated="12" table:style-name="ce24"/>
          <table:table-cell table:number-columns-repeated="16371"/>
        </table:table-row>
        <table:table-row table:number-rows-repeated="1048553" table:style-name="ro4">
          <table:table-cell table:number-columns-repeated="16384"/>
        </table:table-row>
      </table:table>
      <table:table table:name="CircuitBreakersCatalog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3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Trip_unit_ID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table:number-columns-repeated="16375"/>
        </table:table-row>
        <table:table-row table:style-name="ro6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Крива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1A_2P_C</text:p>
          </table:table-cell>
          <table:table-cell office:value-type="string" table:style-name="ce6">
            <text:p>C60H-DC =500V 1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2A_2P_C</text:p>
          </table:table-cell>
          <table:table-cell office:value-type="string" table:style-name="ce6">
            <text:p>C60H-DC =500V 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3A_2P_C</text:p>
          </table:table-cell>
          <table:table-cell office:value-type="string" table:style-name="ce6">
            <text:p>C60H-DC =500V 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.2000000000000002" table:style-name="ce19">
            <text:p>2,2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4A_2P_C</text:p>
          </table:table-cell>
          <table:table-cell office:value-type="string" table:style-name="ce6">
            <text:p>C60H-DC =500V 4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.4" table:style-name="ce19">
            <text:p>2,4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6A_2P_C</text:p>
          </table:table-cell>
          <table:table-cell office:value-type="string" table:style-name="ce6">
            <text:p>C60H-DC =500V 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2.7" table:style-name="ce19">
            <text:p>2,7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10A_2P_C</text:p>
          </table:table-cell>
          <table:table-cell office:value-type="string" table:style-name="ce6">
            <text:p>C60H-DC =500V 1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19">
            <text:p>1,8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13A_2P_C</text:p>
          </table:table-cell>
          <table:table-cell office:value-type="string" table:style-name="ce6">
            <text:p>C60H-DC =500V 1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16A_2P_C</text:p>
          </table:table-cell>
          <table:table-cell office:value-type="string" table:style-name="ce6">
            <text:p>C60H-DC =500V 1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20A_2P_C</text:p>
          </table:table-cell>
          <table:table-cell office:value-type="string" table:style-name="ce6">
            <text:p>C60H-DC =500V 2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25A_2P_C</text:p>
          </table:table-cell>
          <table:table-cell office:value-type="string" table:style-name="ce6">
            <text:p>C60H-DC =500V 25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60H-DC_32A_2P_C</text:p>
          </table:table-cell>
          <table:table-cell office:value-type="string" table:style-name="ce6">
            <text:p>C60H-DC =500V 3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C60H-DC</text:p>
          </table:table-cell>
          <table:table-cell office:value-type="string" table:style-name="ce6">
            <text:p>Curve_C_(DC)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3.5" table:style-name="ce19">
            <text:p>3,5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C60N_6A_1P_B</text:p>
          </table:table-cell>
          <table:table-cell office:value-type="string" table:style-name="ce6">
            <text:p>iC60N 1P 6A B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iC60</text:p>
          </table:table-cell>
          <table:table-cell office:value-type="string" table:style-name="ce6">
            <text:p>Curve_B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2.7" table:style-name="ce26">
            <text:p>2,7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C60N_6A_2P_B</text:p>
          </table:table-cell>
          <table:table-cell office:value-type="string" table:style-name="ce6">
            <text:p>iC60N 2P 6A B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iC60</text:p>
          </table:table-cell>
          <table:table-cell office:value-type="string" table:style-name="ce6">
            <text:p>Curve_B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2.7" table:style-name="ce26">
            <text:p>2,7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C60N_6A_3P_B</text:p>
          </table:table-cell>
          <table:table-cell office:value-type="string" table:style-name="ce6">
            <text:p>iC60N 3P 6A B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iC60</text:p>
          </table:table-cell>
          <table:table-cell office:value-type="string" table:style-name="ce6">
            <text:p>Curve_B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.7" table:style-name="ce26">
            <text:p>2,7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C60N_6A_3P_C</text:p>
          </table:table-cell>
          <table:table-cell office:value-type="string" table:style-name="ce6">
            <text:p>iC60N 3P 6A C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iC60</text:p>
          </table:table-cell>
          <table:table-cell office:value-type="string" table:style-name="ce6">
            <text:p>Curve_C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.7" table:style-name="ce26">
            <text:p>2,7</text:p>
          </table:table-cell>
          <table:table-cell office:value-type="float" office:value="15" table:style-name="ce6">
            <text:p>1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C60N_6A_3P_D</text:p>
          </table:table-cell>
          <table:table-cell office:value-type="string" table:style-name="ce6">
            <text:p>iC60N 3P 6A D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Acti9 iC60</text:p>
          </table:table-cell>
          <table:table-cell office:value-type="string" table:style-name="ce6">
            <text:p>Curve_D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.7" table:style-name="ce26">
            <text:p>2,7</text:p>
          </table:table-cell>
          <table:table-cell office:value-type="float" office:value="20" table:style-name="ce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SX100B_3P_TM16D</text:p>
          </table:table-cell>
          <table:table-cell office:value-type="string" table:style-name="ce6">
            <text:p>NSX100B TM16D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OMPACT NSX</text:p>
          </table:table-cell>
          <table:table-cell office:value-type="string" table:style-name="ce6">
            <text:p>Curve_TM16D_AC</text:p>
          </table:table-cell>
          <table:table-cell office:value-type="float" office:value="16" table:style-name="ce6">
            <text:p>16</text:p>
          </table:table-cell>
          <table:table-cell office:value-type="float" office:value="3" table:style-name="ce6">
            <text:p>3</text:p>
          </table:table-cell>
          <table:table-cell office:value-type="float" office:value="2.92" table:style-name="ce6">
            <text:p>2,92</text:p>
          </table:table-cell>
          <table:table-cell office:value-type="float" office:value="25" table:style-name="ce6">
            <text:p>2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SX100B_3P_TM63D</text:p>
          </table:table-cell>
          <table:table-cell office:value-type="string" table:style-name="ce6">
            <text:p>NSX100B TM63D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OMPACT NSX</text:p>
          </table:table-cell>
          <table:table-cell office:value-type="string" table:style-name="ce6">
            <text:p>Curve_TM63D_AC</text:p>
          </table:table-cell>
          <table:table-cell office:value-type="float" office:value="63" table:style-name="ce6">
            <text:p>63</text:p>
          </table:table-cell>
          <table:table-cell office:value-type="float" office:value="3" table:style-name="ce6">
            <text:p>3</text:p>
          </table:table-cell>
          <table:table-cell office:value-type="float" office:value="8.61" table:style-name="ce6">
            <text:p>8,61</text:p>
          </table:table-cell>
          <table:table-cell office:value-type="float" office:value="25" table:style-name="ce6">
            <text:p>2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SX100B_3P_MA25</text:p>
          </table:table-cell>
          <table:table-cell office:value-type="string" table:style-name="ce6">
            <text:p>NSX100B MA25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OMPACT NSX</text:p>
          </table:table-cell>
          <table:table-cell office:value-type="string" table:style-name="ce6">
            <text:p>Curve_MA_AC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1.04" table:style-name="ce6">
            <text:p>1,04</text:p>
          </table:table-cell>
          <table:table-cell office:value-type="float" office:value="25" table:style-name="ce6">
            <text:p>2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SX100B_3P_ML_2.2_40A</text:p>
          </table:table-cell>
          <table:table-cell office:value-type="string" table:style-name="ce6">
            <text:p>NSX100B Micrologic 2.2 40A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OMPACT NSX</text:p>
          </table:table-cell>
          <table:table-cell office:value-type="string" table:style-name="ce6">
            <text:p>Curve_Micrologic_2.2</text:p>
          </table:table-cell>
          <table:table-cell office:value-type="float" office:value="40" table:style-name="ce6">
            <text:p>40</text:p>
          </table:table-cell>
          <table:table-cell office:value-type="float" office:value="3" table:style-name="ce6">
            <text:p>3</text:p>
          </table:table-cell>
          <table:table-cell office:value-type="float" office:value="1.3" table:style-name="ce6">
            <text:p>1,3</text:p>
          </table:table-cell>
          <table:table-cell office:value-type="float" office:value="25" table:style-name="ce6">
            <text:p>2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SX630N_3P_ML_5.3_630A</text:p>
          </table:table-cell>
          <table:table-cell office:value-type="string" table:style-name="ce6">
            <text:p>NSX630N Micrologic 5.3 630A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OMPACT NSX</text:p>
          </table:table-cell>
          <table:table-cell office:value-type="string" table:style-name="ce6">
            <text:p>Curve_Micrologic_5.3</text:p>
          </table:table-cell>
          <table:table-cell office:value-type="float" office:value="630" table:style-name="ce6">
            <text:p>630</text:p>
          </table:table-cell>
          <table:table-cell office:value-type="float" office:value="3" table:style-name="ce6">
            <text:p>3</text:p>
          </table:table-cell>
          <table:table-cell office:value-type="float" office:value="39.700000000000003" table:style-name="ce6">
            <text:p>39,7</text:p>
          </table:table-cell>
          <table:table-cell office:value-type="float" office:value="50" table:style-name="ce6">
            <text:p>50</text:p>
          </table:table-cell>
          <table:table-cell table:number-columns-repeated="16375"/>
        </table:table-row>
        <table:table-row table:style-name="ro3">
          <table:table-cell table:number-columns-repeated="9" table:style-name="ce6"/>
          <table:table-cell table:number-columns-repeated="16375"/>
        </table:table-row>
        <table:table-row table:number-rows-repeated="1048552" table:style-name="ro4">
          <table:table-cell table:number-columns-repeated="16384"/>
        </table:table-row>
      </table:table>
      <table:table table:name="TripUnitsCatalog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0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27">
            <text:p>ID</text:p>
          </table:table-cell>
          <table:table-cell office:value-type="string" table:style-name="ce28">
            <text:p>L_zone_type</text:p>
          </table:table-cell>
          <table:table-cell office:value-type="string" table:style-name="ce28">
            <text:p>L_zone_curv_min</text:p>
          </table:table-cell>
          <table:table-cell office:value-type="string" table:style-name="ce28">
            <text:p>L_zone_curv_max</text:p>
          </table:table-cell>
          <table:table-cell office:value-type="string" table:style-name="ce28">
            <text:p>L_zone_Ki</text:p>
          </table:table-cell>
          <table:table-cell office:value-type="string" table:style-name="ce28">
            <text:p>L_zone_Ir</text:p>
          </table:table-cell>
          <table:table-cell office:value-type="string" table:style-name="ce28">
            <text:p>L_zone_tr</text:p>
          </table:table-cell>
          <table:table-cell office:value-type="string" table:style-name="ce28">
            <text:p>L_zone_t_accur</text:p>
          </table:table-cell>
          <table:table-cell office:value-type="string" table:style-name="ce28">
            <text:p>L_zone_I_accur</text:p>
          </table:table-cell>
          <table:table-cell office:value-type="string" table:style-name="ce29">
            <text:p>S_zone_type</text:p>
          </table:table-cell>
          <table:table-cell office:value-type="string" table:style-name="ce29">
            <text:p>S_zone_Isd</text:p>
          </table:table-cell>
          <table:table-cell office:value-type="string" table:style-name="ce29">
            <text:p>S_zone_I_accur</text:p>
          </table:table-cell>
          <table:table-cell office:value-type="string" table:style-name="ce29">
            <text:p>S_zone_tsd</text:p>
          </table:table-cell>
          <table:table-cell office:value-type="string" table:style-name="ce30">
            <text:p>I_zone_Ii</text:p>
          </table:table-cell>
          <table:table-cell office:value-type="string" table:style-name="ce30">
            <text:p>I_zone_I_accur</text:p>
          </table:table-cell>
          <table:table-cell office:value-type="string" table:style-name="ce30">
            <text:p>I_zone_ti</text:p>
          </table:table-cell>
          <table:table-cell table:number-columns-repeated="16368"/>
        </table:table-row>
        <table:table-row table:style-name="ro7">
          <table:table-cell office:value-type="string" table:style-name="ce31">
            <text:p>Unique name</text:p>
          </table:table-cell>
          <table:table-cell office:value-type="string" table:style-name="ce32">
            <text:p>Type of L zone (Table/Formula/None)</text:p>
          </table:table-cell>
          <table:table-cell office:value-type="string" table:style-name="ce32">
            <text:p>Min curve using the table</text:p>
          </table:table-cell>
          <table:table-cell office:value-type="string" table:style-name="ce32">
            <text:p>Max curve using the table</text:p>
          </table:table-cell>
          <table:table-cell office:value-type="string" table:style-name="ce32">
            <text:p>coefficient for calculation using the formula</text:p>
          </table:table-cell>
          <table:table-cell office:value-type="string" table:style-name="ce32">
            <text:p>Ir (if impossible to regulate =1)</text:p>
          </table:table-cell>
          <table:table-cell office:value-type="string" table:style-name="ce32">
            <text:p>Time tr <text:s/>L zone using formula(in format trmin, trmax), s</text:p>
          </table:table-cell>
          <table:table-cell office:value-type="string" table:style-name="ce32">
            <text:p>L zone time accuracy(in format -0.0, +0.0), %</text:p>
          </table:table-cell>
          <table:table-cell office:value-type="string" table:style-name="ce32">
            <text:p>L zone current accuracy</text:p>
          </table:table-cell>
          <table:table-cell office:value-type="string" table:style-name="ce33">
            <text:p>I2t of S zone (On/Off/None)</text:p>
          </table:table-cell>
          <table:table-cell office:value-type="string" table:style-name="ce33">
            <text:p>Range current S zone. Isd = Ir*... (in format Isdmin, Isdmax)<text:s/></text:p>
          </table:table-cell>
          <table:table-cell office:value-type="string" table:style-name="ce33">
            <text:p>S zone time accuracy(in format -0.0, +0.0), %</text:p>
          </table:table-cell>
          <table:table-cell office:value-type="string" table:style-name="ce33">
            <text:p>Range time S zone (in format trmin, trmax), s</text:p>
          </table:table-cell>
          <table:table-cell office:value-type="string" table:style-name="ce34">
            <text:p>Range current I zone. Ii = In*... (in format Isdmin, Isdmax)<text:s/></text:p>
          </table:table-cell>
          <table:table-cell office:value-type="string" table:style-name="ce34">
            <text:p>I zone time accuracy(in format -0.0, +0.0), %</text:p>
          </table:table-cell>
          <table:table-cell office:value-type="string" table:style-name="ce34">
            <text:p>Range time S zone (in format trmin, trmax), s</text:p>
          </table:table-cell>
          <table:table-cell table:number-columns-repeated="16368"/>
        </table:table-row>
        <table:table-row table:style-name="ro7">
          <table:table-cell office:value-type="string" table:style-name="ce6">
            <text:p>Curve_C_(DC)</text:p>
          </table:table-cell>
          <table:table-cell office:value-type="string" table:style-name="ce6">
            <text:p>Table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[</text:p>
            <text:p><text:s text:c="2"/>1.0</text:p>
            <text:p>]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8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 table:visibility="collapse">
          <table:table-cell office:value-type="string" table:style-name="ce1">
            <text:p>Curve_B</text:p>
          </table:table-cell>
          <table:table-cell office:value-type="string" table:style-name="ce6">
            <text:p>Table</text:p>
          </table:table-cell>
          <table:table-cell office:value-type="string" table:style-name="ce1">
            <text:p>curves\mcb\Shneider\iC60\min.csv</text:p>
          </table:table-cell>
          <table:table-cell office:value-type="string" table:style-name="ce10">
            <text:p>curves\mcb\Shneider\iC60\max.csv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[</text:p>
            <text:p><text:s text:c="2"/>1.0</text:p>
            <text:p>]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4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 table:visibility="collapse">
          <table:table-cell office:value-type="string" table:style-name="ce6">
            <text:p>Curve_C</text:p>
          </table:table-cell>
          <table:table-cell office:value-type="string" table:style-name="ce6">
            <text:p>Table</text:p>
          </table:table-cell>
          <table:table-cell office:value-type="string" table:style-name="ce1">
            <text:p>curves\mcb\Shneider\iC60\min.csv</text:p>
          </table:table-cell>
          <table:table-cell office:value-type="string" table:style-name="ce10">
            <text:p>curves\mcb\Shneider\iC60\max.csv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[</text:p>
            <text:p><text:s text:c="2"/>1.0</text:p>
            <text:p>]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8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 table:visibility="collapse">
          <table:table-cell office:value-type="string" table:style-name="ce6">
            <text:p>Curve_D</text:p>
          </table:table-cell>
          <table:table-cell office:value-type="string" table:style-name="ce6">
            <text:p>Table</text:p>
          </table:table-cell>
          <table:table-cell office:value-type="string" table:style-name="ce1">
            <text:p>curves\mcb\Shneider\iC60\min.csv</text:p>
          </table:table-cell>
          <table:table-cell office:value-type="string" table:style-name="ce10">
            <text:p>curves\mcb\Shneider\iC60\max.csv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[</text:p>
            <text:p><text:s text:c="2"/>1.0</text:p>
            <text:p>]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12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>
          <table:table-cell office:value-type="string" table:style-name="ce6">
            <text:p>Curve_TM16D_AC</text:p>
          </table:table-cell>
          <table:table-cell office:value-type="string" table:style-name="ce6">
            <text:p>Table</text:p>
          </table:table-cell>
          <table:table-cell office:value-type="string" table:style-name="ce1">
            <text:p>curves\mcb\Shneider\NSX\tm16d_min.csv</text:p>
          </table:table-cell>
          <table:table-cell office:value-type="string" table:style-name="ce10">
            <text:p>curves\mcb\Shneider\NSX\tm16d_max.csv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[</text:p>
            <text:p><text:s text:c="2"/>0.7,</text:p>
            <text:p>1.0</text:p>
            <text:p>]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12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>
          <table:table-cell office:value-type="string" table:style-name="ce13">
            <text:p>Curve_TM63D_AC</text:p>
          </table:table-cell>
          <table:table-cell office:value-type="string" table:style-name="ce6">
            <text:p>Table</text:p>
          </table:table-cell>
          <table:table-cell office:value-type="string" table:style-name="ce1">
            <text:p>curves\mcb\Shneider\NSX\tm63d_min.csv</text:p>
          </table:table-cell>
          <table:table-cell office:value-type="string" table:style-name="ce16">
            <text:p>curves\mcb\Shneider\NSX\tm63d_max.csv</text:p>
          </table:table-cell>
          <table:table-cell office:value-type="string" table:style-name="ce38">
            <text:p>None</text:p>
          </table:table-cell>
          <table:table-cell office:value-type="string" table:style-name="ce36">
            <text:p>[</text:p>
            <text:p><text:s text:c="2"/>0.7,</text:p>
            <text:p>1.0</text:p>
            <text:p>]</text:p>
          </table:table-cell>
          <table:table-cell office:value-type="string" table:style-name="ce38">
            <text:p>None</text:p>
          </table:table-cell>
          <table:table-cell office:value-type="string" table:style-name="ce39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8.0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>
          <table:table-cell office:value-type="string" table:style-name="ce6">
            <text:p>Curve_MA_AC</text:p>
          </table:table-cell>
          <table:table-cell office:value-type="string" table:style-name="ce6">
            <text:p>None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7">
            <text:p>None</text:p>
          </table:table-cell>
          <table:table-cell office:value-type="string" table:style-name="ce36">
            <text:p>[</text:p>
            <text:p><text:s text:c="2"/>6,</text:p>
            <text:p>14.0,</text:p>
            <text:p>]</text:p>
          </table:table-cell>
          <table:table-cell office:value-type="string" table:style-name="ce36">
            <text:p>[</text:p>
            <text:p><text:s text:c="2"/>-20.0,</text:p>
            <text:p>20.0</text:p>
            <text:p>]</text:p>
          </table:table-cell>
          <table:table-cell office:value-type="string" table:style-name="ce36">
            <text:p>[</text:p>
            <text:p><text:s text:c="2"/>0.002,</text:p>
            <text:p>0.01</text:p>
            <text:p>]</text:p>
          </table:table-cell>
          <table:table-cell table:number-columns-repeated="16368"/>
        </table:table-row>
        <table:table-row table:style-name="ro7">
          <table:table-cell office:value-type="string" table:style-name="ce6">
            <text:p>Curve_Micrologic_2.2</text:p>
          </table:table-cell>
          <table:table-cell office:value-type="string" table:style-name="ce6">
            <text:p>Formula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float" office:value="1.5625" table:style-name="ce6">
            <text:p>1,5625</text:p>
          </table:table-cell>
          <table:table-cell office:value-type="string" table:style-name="ce36">
            <text:p>[</text:p>
            <text:p><text:s text:c="2"/>0.4,</text:p>
            <text:p>1.0</text:p>
            <text:p>]</text:p>
          </table:table-cell>
          <table:table-cell office:value-type="string" table:style-name="ce36">
            <text:p>[</text:p>
            <text:p><text:s text:c="2"/>16.0</text:p>
            <text:p>]</text:p>
          </table:table-cell>
          <table:table-cell office:value-type="string" table:style-name="ce36">
            <text:p>[</text:p>
            <text:p><text:s text:c="2"/>-20.0,</text:p>
            <text:p>0.0</text:p>
            <text:p>]</text:p>
          </table:table-cell>
          <table:table-cell office:value-type="string" table:style-name="ce36">
            <text:p>[</text:p>
            <text:p><text:s text:c="2"/>1.05,</text:p>
            <text:p>1.2</text:p>
            <text:p>]</text:p>
          </table:table-cell>
          <table:table-cell office:value-type="string" table:style-name="ce40">
            <text:p>Off</text:p>
          </table:table-cell>
          <table:table-cell office:value-type="string" table:style-name="ce36">
            <text:p>[</text:p>
            <text:p><text:s text:c="2"/>1.5,</text:p>
            <text:p>10.0,</text:p>
            <text:p>]</text:p>
          </table:table-cell>
          <table:table-cell office:value-type="string" table:style-name="ce36">
            <text:p>[</text:p>
            <text:p><text:s text:c="2"/>-10.0,</text:p>
            <text:p>10.0</text:p>
            <text:p>]</text:p>
          </table:table-cell>
          <table:table-cell office:value-type="string" table:style-name="ce36">
            <text:p>[</text:p>
            <text:p><text:s text:c="2"/>0.02,</text:p>
            <text:p>0.08</text:p>
            <text:p>]</text:p>
          </table:table-cell>
          <table:table-cell office:value-type="string" table:style-name="ce36">
            <text:p>[</text:p>
            <text:p><text:s text:c="2"/>15.0</text:p>
            <text:p>]</text:p>
          </table:table-cell>
          <table:table-cell office:value-type="string" table:style-name="ce36">
            <text:p>[</text:p>
            <text:p><text:s text:c="2"/>-15.0,</text:p>
            <text:p>15.0</text:p>
            <text:p>]</text:p>
          </table:table-cell>
          <table:table-cell office:value-type="string" table:style-name="ce36">
            <text:p>[</text:p>
            <text:p><text:s text:c="2"/>0.01,</text:p>
            <text:p>0.05</text:p>
            <text:p>]</text:p>
          </table:table-cell>
          <table:table-cell table:number-columns-repeated="16368"/>
        </table:table-row>
        <table:table-row table:style-name="ro8">
          <table:table-cell office:value-type="string" table:style-name="ce6">
            <text:p>Curve_Micrologic_5.3</text:p>
          </table:table-cell>
          <table:table-cell office:value-type="string" table:style-name="ce6">
            <text:p>Formula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None</text:p>
          </table:table-cell>
          <table:table-cell office:value-type="float" office:value="1.5625" table:style-name="ce6">
            <text:p>1,5625</text:p>
          </table:table-cell>
          <table:table-cell office:value-type="string" table:style-name="ce36">
            <text:p>[</text:p>
            <text:p><text:s text:c="2"/>0.4,</text:p>
            <text:p>1.0</text:p>
            <text:p>]</text:p>
          </table:table-cell>
          <table:table-cell office:value-type="string" table:style-name="ce36">
            <text:p>[</text:p>
            <text:p><text:s text:c="2"/>0.5,</text:p>
            <text:p>1.0,</text:p>
            <text:p>2.0,</text:p>
            <text:p>4.0,</text:p>
            <text:p>8.0,</text:p>
            <text:p><text:s text:c="2"/>16.0</text:p>
            <text:p>]</text:p>
          </table:table-cell>
          <table:table-cell office:value-type="string" table:style-name="ce36">
            <text:p>[</text:p>
            <text:p><text:s text:c="2"/>-20.0,</text:p>
            <text:p>0.0</text:p>
            <text:p>]</text:p>
          </table:table-cell>
          <table:table-cell office:value-type="string" table:style-name="ce36">
            <text:p>[</text:p>
            <text:p><text:s text:c="2"/>1.05,</text:p>
            <text:p>1.2</text:p>
            <text:p>]</text:p>
          </table:table-cell>
          <table:table-cell office:value-type="string" table:style-name="ce40">
            <text:p>On</text:p>
          </table:table-cell>
          <table:table-cell office:value-type="string" table:style-name="ce36">
            <text:p>[</text:p>
            <text:p><text:s text:c="2"/>1.5,</text:p>
            <text:p>10.0,</text:p>
            <text:p>]</text:p>
          </table:table-cell>
          <table:table-cell office:value-type="string" table:style-name="ce36">
            <text:p>[</text:p>
            <text:p><text:s text:c="2"/>-10.0,</text:p>
            <text:p>10.0</text:p>
            <text:p>]</text:p>
          </table:table-cell>
          <table:table-cell office:value-type="string" table:style-name="ce41">
            <text:p>{</text:p>
            <text:p><text:s text:c="2"/>"0": [</text:p>
            <text:p><text:s text:c="4"/>0.02,</text:p>
            <text:p><text:s text:c="4"/>0.08</text:p>
            <text:p><text:s text:c="2"/>],</text:p>
            <text:p><text:s text:c="2"/>"0.1": [</text:p>
            <text:p><text:s text:c="4"/>0.08,</text:p>
            <text:p><text:s text:c="4"/>0.14</text:p>
            <text:p><text:s text:c="2"/>],</text:p>
            <text:p><text:s text:c="2"/>"0.2": [</text:p>
            <text:p><text:s text:c="4"/>0.14,</text:p>
            <text:p><text:s text:c="4"/>0.2</text:p>
            <text:p><text:s text:c="2"/>],</text:p>
            <text:p><text:s text:c="2"/>"0.3": [</text:p>
            <text:p><text:s text:c="4"/>0.23,</text:p>
            <text:p><text:s text:c="4"/>0.32</text:p>
            <text:p><text:s text:c="2"/>],</text:p>
            <text:p><text:s text:c="2"/>"0.4": [</text:p>
            <text:p><text:s text:c="4"/>0.35,</text:p>
            <text:p><text:s text:c="4"/>0.5</text:p>
            <text:p><text:s text:c="2"/>]</text:p>
            <text:p>}</text:p>
          </table:table-cell>
          <table:table-cell office:value-type="string" table:style-name="ce36">
            <text:p>[</text:p>
            <text:p><text:s text:c="2"/>1.5,</text:p>
            <text:p>11.0,</text:p>
            <text:p>]</text:p>
          </table:table-cell>
          <table:table-cell office:value-type="string" table:style-name="ce36">
            <text:p>[</text:p>
            <text:p><text:s text:c="2"/>-15.0,</text:p>
            <text:p>15.0</text:p>
            <text:p>]</text:p>
          </table:table-cell>
          <table:table-cell office:value-type="string" table:style-name="ce36">
            <text:p>[</text:p>
            <text:p><text:s text:c="2"/>0.01,</text:p>
            <text:p>0.05</text:p>
            <text:p>]</text:p>
          </table:table-cell>
          <table:table-cell table:number-columns-repeated="16368"/>
        </table:table-row>
        <table:table-row table:number-rows-repeated="1048565" table:style-name="ro3">
          <table:table-cell table:number-columns-repeated="16384"/>
        </table:table-row>
      </table:table>
      <table:table table:name="Fuses" table:style-name="ta2">
        <table:table-column table:style-name="co37" table:default-cell-style-name="ce1"/>
        <table:table-column table:style-name="co38" table:default-cell-style-name="ce1"/>
        <table:table-column table:style-name="co20" table:default-cell-style-name="ce1"/>
        <table:table-column table:style-name="co27" table:default-cell-style-name="ce1"/>
        <table:table-column table:style-name="co23" table:default-cell-style-name="ce1"/>
        <table:table-column table:style-name="co33" table:default-cell-style-name="ce1"/>
        <table:table-column table:style-name="co10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table:number-columns-repeated="16375"/>
        </table:table-row>
        <table:table-row table:style-name="ro6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A_2P</text:p>
          </table:table-cell>
          <table:table-cell office:value-type="string" table:style-name="ce6">
            <text:p>PNA000 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.3" table:style-name="ce19">
            <text:p>1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A_2P</text:p>
          </table:table-cell>
          <table:table-cell office:value-type="string" table:style-name="ce6">
            <text:p>PNA000 1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A_2P</text:p>
          </table:table-cell>
          <table:table-cell office:value-type="string" table:style-name="ce6">
            <text:p>PNA000 1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.7" table:style-name="ce19">
            <text:p>1,7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0A_2P</text:p>
          </table:table-cell>
          <table:table-cell office:value-type="string" table:style-name="ce6">
            <text:p>PNA000 2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.5299999999999998" table:style-name="ce19">
            <text:p>2,5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5A_2P</text:p>
          </table:table-cell>
          <table:table-cell office:value-type="string" table:style-name="ce6">
            <text:p>PNA000 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32A_2P</text:p>
          </table:table-cell>
          <table:table-cell office:value-type="string" table:style-name="ce6">
            <text:p>PNA000 32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32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40A_2P</text:p>
          </table:table-cell>
          <table:table-cell office:value-type="string" table:style-name="ce6">
            <text:p>PNA000 4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4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50A_2P</text:p>
          </table:table-cell>
          <table:table-cell office:value-type="string" table:style-name="ce6">
            <text:p>PNA000 5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50" table:style-name="ce6">
            <text:p>50</text:p>
          </table:table-cell>
          <table:table-cell office:value-type="float" office:value="2" table:style-name="ce6">
            <text:p>2</text:p>
          </table:table-cell>
          <table:table-cell office:value-type="float" office:value="3.8" table:style-name="ce19">
            <text:p>3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5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3A_2P</text:p>
          </table:table-cell>
          <table:table-cell office:value-type="string" table:style-name="ce6">
            <text:p>PNA000 63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3" table:style-name="ce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4.5999999999999996" table:style-name="ce19">
            <text:p>4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3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80A_2P</text:p>
          </table:table-cell>
          <table:table-cell office:value-type="string" table:style-name="ce6">
            <text:p>PNA000 8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80" table:style-name="ce6">
            <text:p>80</text:p>
          </table:table-cell>
          <table:table-cell office:value-type="float" office:value="2" table:style-name="ce6">
            <text:p>2</text:p>
          </table:table-cell>
          <table:table-cell office:value-type="float" office:value="5.8" table:style-name="ce19">
            <text:p>5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8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0A_2P</text:p>
          </table:table-cell>
          <table:table-cell office:value-type="string" table:style-name="ce6">
            <text:p>PNA000 10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6.95" table:style-name="ce19">
            <text:p>6,95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25A_2P</text:p>
          </table:table-cell>
          <table:table-cell office:value-type="string" table:style-name="ce6">
            <text:p>PNA000 1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7.2" table:style-name="ce19">
            <text:p>7,2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0A_2P</text:p>
          </table:table-cell>
          <table:table-cell office:value-type="string" table:style-name="ce6">
            <text:p>PNA000 16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0.csv</text:p>
          </table:table-cell>
          <table:table-cell table:number-columns-repeated="16375"/>
        </table:table-row>
        <table:table-row table:number-rows-repeated="1048561" table:style-name="ro3">
          <table:table-cell table:number-columns-repeated="16384"/>
        </table:table-row>
      </table:table>
      <table:table table:name="Transformers" table:style-name="ta2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" table:default-cell-style-name="ce1"/>
        <table:table-column table:style-name="co47" table:default-cell-style-name="ce1"/>
        <table:table-column table:style-name="co46" table:default-cell-style-name="ce1"/>
        <table:table-column table:style-name="co10" table:default-cell-style-name="ce1"/>
        <table:table-column table:style-name="co39" table:default-cell-style-name="ce1"/>
        <table:table-column table:style-name="co4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42">
            <text:p>ID</text:p>
          </table:table-cell>
          <table:table-cell office:value-type="string" table:style-name="ce42">
            <text:p>Designation</text:p>
          </table:table-cell>
          <table:table-cell office:value-type="string" table:style-name="ce42">
            <text:p>Wind</text:p>
          </table:table-cell>
          <table:table-cell office:value-type="string" table:style-name="ce42">
            <text:p>Sn</text:p>
          </table:table-cell>
          <table:table-cell office:value-type="string" table:style-name="ce42">
            <text:p>Un_HV</text:p>
          </table:table-cell>
          <table:table-cell office:value-type="string" table:style-name="ce42">
            <text:p>Conn_HV</text:p>
          </table:table-cell>
          <table:table-cell office:value-type="string" table:style-name="ce42">
            <text:p>Un_LV</text:p>
          </table:table-cell>
          <table:table-cell office:value-type="string" table:style-name="ce42">
            <text:p>Conn_LV</text:p>
          </table:table-cell>
          <table:table-cell office:value-type="string" table:style-name="ce42">
            <text:p>Ukz</text:p>
          </table:table-cell>
          <table:table-cell office:value-type="string" table:style-name="ce42">
            <text:p>Pnh</text:p>
          </table:table-cell>
          <table:table-cell office:value-type="string" table:style-name="ce43">
            <text:p>Pkz</text:p>
          </table:table-cell>
          <table:table-cell office:value-type="string" table:style-name="ce6">
            <text:p>I0_pct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Кол. Обмоток</text:p>
          </table:table-cell>
          <table:table-cell office:value-type="string" table:style-name="ce4">
            <text:p>Sном, кВА</text:p>
          </table:table-cell>
          <table:table-cell office:value-type="string" table:style-name="ce4">
            <text:p>Uном ВН, кВ</text:p>
          </table:table-cell>
          <table:table-cell office:value-type="string" table:style-name="ce4">
            <text:p>Група соед. ВН D/Y</text:p>
          </table:table-cell>
          <table:table-cell office:value-type="string" table:style-name="ce4">
            <text:p>Uном НН, кВ</text:p>
          </table:table-cell>
          <table:table-cell office:value-type="string" table:style-name="ce4">
            <text:p>Група соед. НН D/Y</text:p>
          </table:table-cell>
          <table:table-cell office:value-type="string" table:style-name="ce4">
            <text:p>Напряжение КЗ, %</text:p>
          </table:table-cell>
          <table:table-cell office:value-type="string" table:style-name="ce4">
            <text:p>Pхх, кВт</text:p>
          </table:table-cell>
          <table:table-cell office:value-type="string" table:style-name="ce44">
            <text:p>Pкз, кВт</text:p>
          </table:table-cell>
          <table:table-cell office:value-type="string" table:style-name="ce4">
            <text:p>Ток ХХ, %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TM_630/6_D/Yn-11</text:p>
          </table:table-cell>
          <table:table-cell office:value-type="string" table:style-name="ce6">
            <text:p>ТМ 630/6 D/Yn-11</text:p>
          </table:table-cell>
          <table:table-cell office:value-type="float" office:value="2" table:style-name="ce40">
            <text:p>2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string" table:style-name="ce40">
            <text:p>D</text:p>
          </table:table-cell>
          <table:table-cell office:value-type="float" office:value="0.4" table:style-name="ce6">
            <text:p>0,4</text:p>
          </table:table-cell>
          <table:table-cell office:value-type="string" table:style-name="ce40">
            <text:p>Yn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TM_630/6_Y/Yn-0</text:p>
          </table:table-cell>
          <table:table-cell office:value-type="string" table:style-name="ce6">
            <text:p>ТМ 630/6 Y/Yn-0</text:p>
          </table:table-cell>
          <table:table-cell office:value-type="float" office:value="2" table:style-name="ce40">
            <text:p>2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string" table:style-name="ce40">
            <text:p>Y</text:p>
          </table:table-cell>
          <table:table-cell office:value-type="float" office:value="0.4" table:style-name="ce6">
            <text:p>0,4</text:p>
          </table:table-cell>
          <table:table-cell office:value-type="string" table:style-name="ce40">
            <text:p>Yn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table:style-name="ce45"/>
          <table:table-cell table:number-columns-repeated="16380" table:style-name="ce1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4</meta:generator>
    <dc:creator>Hennadii</dc:creator>
    <dc:date>2026-03-04T19:53:58Z</dc:date>
    <meta:editing-cycles>200</meta:editing-cycles>
    <meta:editing-duration>PT27197S</meta:editing-duration>
  </office:meta>
</office:document-meta>
</file>